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0.698cm" svg:y="8.19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5.699cm" svg:y="8.19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1.27cm" svg:height="1.27cm" svg:x="3.199cm" svg:y="5.699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885cm" svg:y1="8.385cm" svg:x2="4.283cm" svg:y2="6.783cm" draw:start-shape="id1" draw:start-glue-point="5" draw:end-shape="id2" draw:end-glue-point="9" svg:d="M5885 8385l-1602-1602" svg:viewBox="0 0 1603 1603">
          <text:p/>
        </draw:connector>
        <draw:connector draw:style-name="gr2" draw:text-style-name="P5" draw:layer="layout" draw:type="line" svg:x1="1.783cm" svg:y1="8.385cm" svg:x2="3.385cm" svg:y2="6.783cm" draw:end-shape="id2" draw:end-glue-point="7" svg:d="M1783 8385l1602-1602" svg:viewBox="0 0 1603 1603">
          <text:p/>
        </draw:connector>
        <draw:frame draw:style-name="gr3" draw:text-style-name="P3" draw:layer="layout" svg:width="1.216cm" svg:height="0.709cm" svg:x="3.159cm" svg:y="7.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4" xml:id="id3" draw:id="id3" draw:layer="layout" svg:width="1.27cm" svg:height="1.27cm" svg:x="3.2cm" svg:y="2.9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3.834cm" svg:y1="5.699cm" svg:x2="3.835cm" svg:y2="4.17cm" draw:start-shape="id2" draw:start-glue-point="4" draw:end-shape="id3" draw:end-glue-point="8" svg:d="M3834 5699l1-1529" svg:viewBox="0 0 2 1530">
          <text:p/>
        </draw:connector>
        <draw:frame draw:style-name="gr3" draw:text-style-name="P3" draw:layer="layout" svg:width="1.344cm" svg:height="0.675cm" svg:x="2.524cm" svg:y="4.6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601cm" svg:height="0.707cm" svg:x="3.574cm" svg:y="3.15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7T23:29:35.538730343</dc:date>
    <dc:creator>Ben </dc:creator>
    <meta:editing-duration>PT28M44S</meta:editing-duration>
    <meta:editing-cycles>4</meta:editing-cycles>
    <meta:generator>LibreOffice/5.0.3.2$Linux_X86_64 LibreOffice_project/00m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row>
      <msup>
        <mi>x</mi>
        <mi>T</mi>
      </msup>
      <mi>w</mi>
    </mrow>
    <annotation encoding="StarMath 5.0">x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